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3df6" officeooo:paragraph-rsid="00003df6"/>
    </style:style>
    <style:style style:name="P2" style:family="paragraph" style:parent-style-name="Standard">
      <style:paragraph-properties fo:text-align="center" style:justify-single-word="false"/>
      <style:text-properties officeooo:rsid="00003df6" officeooo:paragraph-rsid="00003df6"/>
    </style:style>
    <style:style style:name="P3" style:family="paragraph" style:parent-style-name="Standard">
      <style:text-properties officeooo:rsid="00003df6" officeooo:paragraph-rsid="0002825c"/>
    </style:style>
    <style:style style:name="P4" style:family="paragraph" style:parent-style-name="Standard">
      <style:text-properties officeooo:rsid="00015aeb" officeooo:paragraph-rsid="00015aeb"/>
    </style:style>
    <style:style style:name="P5" style:family="paragraph" style:parent-style-name="Standard">
      <style:text-properties officeooo:rsid="0002825c" officeooo:paragraph-rsid="0002825c"/>
    </style:style>
    <style:style style:name="P6" style:family="paragraph" style:parent-style-name="Standard">
      <style:text-properties officeooo:rsid="00047153" officeooo:paragraph-rsid="00047153"/>
    </style:style>
    <style:style style:name="P7" style:family="paragraph" style:parent-style-name="Standard">
      <style:text-properties officeooo:rsid="00062e9c" officeooo:paragraph-rsid="00062e9c"/>
    </style:style>
    <style:style style:name="P8" style:family="paragraph" style:parent-style-name="Standard">
      <style:text-properties officeooo:rsid="00062e9c" officeooo:paragraph-rsid="000703ca"/>
    </style:style>
    <style:style style:name="T1" style:family="text">
      <style:text-properties officeooo:rsid="00015ae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2825c"/>
    </style:style>
    <style:style style:name="T4" style:family="text">
      <style:text-properties style:text-position="super 58%" officeooo:rsid="00062e9c"/>
    </style:style>
    <style:style style:name="T5" style:family="text">
      <style:text-properties style:text-position="super 58%" officeooo:rsid="000703ca"/>
    </style:style>
    <style:style style:name="T6" style:family="text">
      <style:text-properties officeooo:rsid="0002825c"/>
    </style:style>
    <style:style style:name="T7" style:family="text">
      <style:text-properties style:text-position="0% 100%" officeooo:rsid="0002825c"/>
    </style:style>
    <style:style style:name="T8" style:family="text">
      <style:text-properties officeooo:rsid="0003aeab"/>
    </style:style>
    <style:style style:name="T9" style:family="text">
      <style:text-properties officeooo:rsid="00062e9c"/>
    </style:style>
    <style:style style:name="T10" style:family="text">
      <style:text-properties officeooo:rsid="000703ca"/>
    </style:style>
    <style:style style:name="T11" style:family="text">
      <style:text-properties officeooo:rsid="0007f0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ntional Paths</text:p>
      <text:p text:style-name="P2">by Sven Nilsen, 2017</text:p>
      <text:p text:style-name="P1"/>
      <text:p text:style-name="P1">An intentional path is a property of a function that can vary for logically equivalent cases. Intentional paths are used to reason about performance and contextual embodiment of functions.</text:p>
      <text:p text:style-name="P1"/>
      <text:p text:style-name="P1">Assume some function `f`:</text:p>
      <text:p text:style-name="P1"/>
      <text:p text:style-name="P1"><text:tab/>f : A → B</text:p>
      <text:p text:style-name="P1"/>
      <text:p text:style-name="P1">A partial function pair <text:span text:style-name="T1">has the type</text:span>:</text:p>
      <text:p text:style-name="P1"/>
      <text:p text:style-name="P1"><text:tab/>(x, f(x)) : (A, f(A))</text:p>
      <text:p text:style-name="P1"/>
      <text:p text:style-name="P5">By mapping partial function pairs to some cost type, one can reason about the embodiment of a function, since all such maps of the same type are <text:span text:style-name="T8">about logically equivalent functions</text:span>:</text:p>
      <text:p text:style-name="P1"/>
      <text:p text:style-name="P3"><text:tab/><text:span text:style-name="T1">g : (A, f(A)) → C</text:span></text:p>
      <text:p text:style-name="P3"/>
      <text:p text:style-name="P5"><text:span text:style-name="T8">This means that the cost must be determined by the function input. </text:span>The `g` function is called an “embodiment” of `f`. <text:span text:style-name="T8">When optimizing the performance of a function, one logically operates on the embodiments by combining them and constructing new ones. This is used to create functions that make predictions about the cost of manipulating source code.</text:span></text:p>
      <text:p text:style-name="P1"/>
      <text:p text:style-name="P4">An <text:span text:style-name="T6">input </text:span>intentional path maps the input of a function to some cost type. <text:span text:style-name="T8">This is a way to simplify the embodiment to a form that is easier to reason about</text:span>:</text:p>
      <text:p text:style-name="P4"/>
      <text:p text:style-name="P4"><text:tab/>f<text:span text:style-name="T2">g</text:span> : A → C</text:p>
      <text:p text:style-name="P4"/>
      <text:p text:style-name="P4"><text:tab/><text:span text:style-name="T10">|f</text:span><text:span text:style-name="T5">g</text:span><text:span text:style-name="T10">| : C</text:span></text:p>
      <text:p text:style-name="P4"/>
      <text:p text:style-name="P6">Because input intentional paths are just functions, one can use standard path semantical notation, such as domain constraints. The “length” of a constrained input intentional path is <text:span text:style-name="T9">often </text:span>used to compare <text:span text:style-name="T9">the overall performance of two different algorithms</text:span>:</text:p>
      <text:p text:style-name="P6"/>
      <text:p text:style-name="P6"><text:tab/>|f<text:span text:style-name="T2">g0</text:span>{[even] true}| &lt; |f<text:span text:style-name="T2">g1</text:span>{[even] true}]|</text:p>
      <text:p text:style-name="P4"/>
      <text:p text:style-name="P7">The output intentional path measures the <text:span text:style-name="T11">average cost</text:span> <text:span text:style-name="T11">for</text:span> inputs that <text:span text:style-name="T10">return the same value. It is often used in problem solving:</text:span></text:p>
      <text:p text:style-name="P4"/>
      <text:p text:style-name="P4"><text:tab/><text:span text:style-name="T7">g</text:span><text:span text:style-name="T3">f</text:span><text:span text:style-name="T6"> : f(A) → C</text:span></text:p>
      <text:p text:style-name="P4"/>
      <text:p text:style-name="P4"><text:tab/><text:span text:style-name="T9">g</text:span><text:span text:style-name="T4">f</text:span><text:span text:style-name="T9"> := \(x : f(A)) = |f</text:span><text:span text:style-name="T4">g</text:span><text:span text:style-name="T9">{[f] x}| / |[f] x|</text:span></text:p>
      <text:p text:style-name="P4"/>
      <text:p text:style-name="P8"><text:span text:style-name="T10">An output intentional path is distinguished from an input intentional path by its type, so specifying `g</text:span><text:span text:style-name="T5">f</text:span><text:span text:style-name="T10">` without their types is ambiguo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9:52:53.551482000</meta:creation-date>
    <dc:date>2017-08-05T21:18:20.002679000</dc:date>
    <meta:editing-duration>PT3M54S</meta:editing-duration>
    <meta:editing-cycles>1</meta:editing-cycles>
    <meta:document-statistic meta:table-count="0" meta:image-count="0" meta:object-count="0" meta:page-count="1" meta:paragraph-count="19" meta:word-count="292" meta:character-count="1668" meta:non-whitespace-character-count="1387"/>
    <meta:generator>LibreOffice/5.1.2.2$MacOSX_X86_64 LibreOffice_project/d3bf12ecb743fc0d20e0be0c58ca359301eb705f</meta:generator>
  </office:meta>
</office:document-meta>
</file>